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A00000210747AC678758E7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Πίνακας1" style:family="table">
      <style:table-properties style:width="170mm" table:align="margins"/>
    </style:style>
    <style:style style:name="Πίνακας1.A" style:family="table-column">
      <style:table-column-properties style:column-width="85mm" style:rel-column-width="32767*"/>
    </style:style>
    <style:style style:name="Πίνακας1.B" style:family="table-column">
      <style:table-column-properties style:column-width="85mm" style:rel-column-width="32768*"/>
    </style:style>
    <style:style style:name="Πίνακας1.A1" style:family="table-cell">
      <style:table-cell-properties fo:padding="0.97mm" fo:border="none"/>
    </style:style>
    <style:style style:name="Πίνακας1.B2" style:family="table-cell">
      <style:table-cell-properties style:vertical-align="middle" fo:padding="0.97mm" fo:border="none"/>
    </style:style>
    <style:style style:name="Πίνακας2" style:family="table">
      <style:table-properties style:width="170mm" table:align="margins"/>
    </style:style>
    <style:style style:name="Πίνακας2.A" style:family="table-column">
      <style:table-column-properties style:column-width="85mm" style:rel-column-width="32767*"/>
    </style:style>
    <style:style style:name="Πίνακας2.B" style:family="table-column">
      <style:table-column-properties style:column-width="85mm" style:rel-column-width="32768*"/>
    </style:style>
    <style:style style:name="Πίνακας2.A1" style:family="table-cell">
      <style:table-cell-properties fo:padding="0.97mm" fo:border="none"/>
    </style:style>
    <style:style style:name="Πίνακας2.B2" style:family="table-cell">
      <style:table-cell-properties style:vertical-align="bottom" fo:padding="0.97m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ba387" officeooo:paragraph-rsid="000ba38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a387" officeooo:paragraph-rsid="000ba38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6" style:family="paragraph" style:parent-style-name="Standard">
      <style:text-properties fo:font-size="12pt" officeooo:rsid="000ba387" officeooo:paragraph-rsid="000f7376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8" style:family="paragraph" style:parent-style-name="Standard">
      <style:text-properties officeooo:paragraph-rsid="000ba387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10" style:family="paragraph" style:parent-style-name="Table_20_Contents">
      <style:paragraph-properties fo:text-align="center" style:justify-single-word="false" style:shadow="none" style:writing-mode="page"/>
      <style:text-properties officeooo:rsid="000c1d68" officeooo:paragraph-rsid="000c1d68"/>
    </style:style>
    <style:style style:name="P11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2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c1d68" style:font-size-asian="12pt" style:font-size-complex="12pt"/>
    </style:style>
    <style:style style:name="P13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17d03c" style:font-size-asian="12pt" style:font-size-complex="12pt"/>
    </style:style>
    <style:style style:name="P14" style:family="paragraph" style:parent-style-name="Table_20_Contents">
      <style:paragraph-properties style:shadow="none" style:writing-mode="page"/>
      <style:text-properties fo:font-size="12pt" officeooo:rsid="000ba387" officeooo:paragraph-rsid="000ba387" style:font-size-asian="12pt" style:font-size-complex="12pt"/>
    </style:style>
    <style:style style:name="P15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6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2622b3" style:font-size-asian="12pt" style:font-size-complex="12pt"/>
    </style:style>
    <style:style style:name="P17" style:family="paragraph" style:parent-style-name="Table_20_Contents">
      <style:paragraph-properties fo:text-align="center" style:justify-single-word="false" style:shadow="none" style:writing-mode="page"/>
      <style:text-properties fo:font-size="12pt" officeooo:rsid="000c1d68" officeooo:paragraph-rsid="000c1d68" style:font-size-asian="12pt" style:font-size-complex="12pt"/>
    </style:style>
    <style:style style:name="P18" style:family="paragraph" style:parent-style-name="Standard" style:list-style-name="L1">
      <style:text-properties officeooo:paragraph-rsid="00173ea2"/>
    </style:style>
    <style:style style:name="P19" style:family="paragraph" style:parent-style-name="Standard" style:list-style-name="L1">
      <style:text-properties officeooo:paragraph-rsid="00295675"/>
    </style:style>
    <style:style style:name="P20" style:family="paragraph" style:parent-style-name="Standard" style:list-style-name="L1">
      <style:text-properties fo:font-size="12pt" officeooo:rsid="000ba387" officeooo:paragraph-rsid="000ba387" style:font-size-asian="12pt" style:font-size-complex="12pt"/>
    </style:style>
    <style:style style:name="P21" style:family="paragraph" style:parent-style-name="Standard" style:list-style-name="L1">
      <style:text-properties fo:font-size="12pt" officeooo:rsid="000ba387" officeooo:paragraph-rsid="000e7405" style:font-size-asian="12pt" style:font-size-complex="12pt"/>
    </style:style>
    <style:style style:name="P22" style:family="paragraph" style:parent-style-name="Standard" style:list-style-name="L2">
      <style:text-properties fo:font-size="12pt" officeooo:rsid="000ba387" officeooo:paragraph-rsid="000f7376" style:font-size-asian="12pt" style:font-size-complex="12pt"/>
    </style:style>
    <style:style style:name="P23" style:family="paragraph" style:parent-style-name="Standard" style:list-style-name="L2">
      <style:text-properties fo:font-size="12pt" officeooo:rsid="000f7376" officeooo:paragraph-rsid="000f7376" style:font-size-asian="12pt" style:font-size-complex="12pt"/>
    </style:style>
    <style:style style:name="T1" style:family="text">
      <style:text-properties officeooo:rsid="000c1d68"/>
    </style:style>
    <style:style style:name="T2" style:family="text">
      <style:text-properties style:text-position="super 58%" officeooo:rsid="000c1d6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73ea2" style:font-size-asian="12pt" style:font-size-complex="12pt"/>
    </style:style>
    <style:style style:name="T5" style:family="text">
      <style:text-properties fo:font-size="12pt" officeooo:rsid="000ba387" style:font-size-asian="12pt" style:font-size-complex="12pt"/>
    </style:style>
    <style:style style:name="T6" style:family="text">
      <style:text-properties fo:font-size="12pt" officeooo:rsid="0017d03c" style:font-size-asian="12pt" style:font-size-complex="12pt"/>
    </style:style>
    <style:style style:name="T7" style:family="text">
      <style:text-properties fo:font-size="12pt" officeooo:rsid="001287df" style:font-size-asian="12pt" style:font-size-complex="12pt"/>
    </style:style>
    <style:style style:name="T8" style:family="text">
      <style:text-properties fo:font-size="12pt" officeooo:rsid="000e7405" style:font-size-asian="12pt" style:font-size-complex="12pt"/>
    </style:style>
    <style:style style:name="T9" style:family="text">
      <style:text-properties fo:font-size="12pt" officeooo:rsid="002deee9" style:font-size-asian="12pt" style:font-size-complex="12pt"/>
    </style:style>
    <style:style style:name="T10" style:family="text">
      <style:text-properties fo:font-size="12pt" officeooo:rsid="00337ab1" style:font-size-asian="12pt" style:font-size-complex="12pt"/>
    </style:style>
    <style:style style:name="T11" style:family="text">
      <style:text-properties fo:font-size="12pt" fo:font-weight="bold" officeooo:rsid="000e7405" style:font-size-asian="12pt" style:font-weight-asian="bold" style:font-size-complex="12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1e1a36"/>
    </style:style>
    <style:style style:name="T15" style:family="text">
      <style:text-properties style:text-underline-style="solid" style:text-underline-width="auto" style:text-underline-color="font-color" officeooo:rsid="00337ab1"/>
    </style:style>
    <style:style style:name="T16" style:family="text">
      <style:text-properties officeooo:rsid="000e7405"/>
    </style:style>
    <style:style style:name="T17" style:family="text">
      <style:text-properties officeooo:rsid="00173ea2"/>
    </style:style>
    <style:style style:name="T18" style:family="text">
      <style:text-properties officeooo:rsid="0017b8e8"/>
    </style:style>
    <style:style style:name="T19" style:family="text">
      <style:text-properties officeooo:rsid="00186b29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1"><draw:frame draw:style-name="fr1" draw:name="Εικόνα1" text:anchor-type="as-char" svg:width="9.53mm" svg:height="9.49mm" draw:z-index="0"><draw:image xlink:href="Pictures/100002010000021A00000210747AC678758E7479.png" xlink:type="simple" xlink:show="embed" xlink:actuate="onLoad"/></draw:frame></text:p>
            <text:p text:style-name="P11">ΕΛΛΗΝΙΚΗ ΔΗΜΟΚΡΑΤΙΑ</text:p>
            <text:p text:style-name="P14"/>
            <text:p text:style-name="P11">ΥΠΟΥΡΓΕΙΟ ΠΑΙΔΕΙΑΣ</text:p>
            <text:p text:style-name="P11">ΕΡΕΥΝΑΣ ΚΑΙ ΘΡΗΣΚΕΥΜΑΤΩΝ</text:p>
            <text:p text:style-name="P11">ΠΕΡΙΦΕΡΕΙΑΚΗ Δ/ΝΣΗ Π/ΘΜΙΑΣ</text:p>
            <text:p text:style-name="P11">ΚΑΙ Δ/ΘΜΙΑΣ ΕΚΠ/ΣΗΣ ΚΡΗΤΗΣ</text:p>
            <text:p text:style-name="P11"/>
            <text:p text:style-name="P11">Δ/ΝΣΗ Δ/ΘΜΙΑΣ ΕΚΠ/ΣΗΣ Ν.ΗΡΑΚΛΕΙΟΥ</text:p>
            <text:p text:style-name="P11">1<text:span text:style-name="T2">ο</text:span> <text:s/>ΕΠΑΓΓΕΛΜΑΤΙΚΟ ΛΥΚΕΙΟ ΜΟΙΡΩΝ</text:p>
          </table:table-cell>
          <table:table-cell table:style-name="Πίνακας1.A1" office:value-type="string">
            <text:p text:style-name="P16">ΜΟΙΡΕΣ <text:span text:style-name="T19">[PD]</text:span>/<text:span text:style-name="T19">[PM]/[PY]</text:span></text:p>
            <text:p text:style-name="P15"/>
            <text:p text:style-name="P16">Aριθμός πρωτοκόλλου: <text:span text:style-name="T19">[PNO]</text:span></text:p>
          </table:table-cell>
        </table:table-row>
        <table:table-row>
          <table:table-cell table:style-name="Πίνακας1.A1" office:value-type="string">
            <text:p text:style-name="P13"><text:span text:style-name="T1">Μοίρες, Δήμος Φαιστού, </text:span>τ.κ. 70400</text:p>
            <text:p text:style-name="P12">τηλ. 2892023416, φαξ 2892022100</text:p>
            <text:p text:style-name="P10"><text:a xlink:type="simple" xlink:href="http://1epal-moiron.ira.sch.gr/" text:style-name="Internet_20_link" text:visited-style-name="Visited_20_Internet_20_Link"><text:span text:style-name="T3">http://1epal-moiron.ira.sch.gr</text:span></text:a></text:p>
            <text:p text:style-name="P17">mail@1epal-moiron.ira.sch.gr</text:p>
          </table:table-cell>
          <table:table-cell table:style-name="Πίνακας1.B2" office:value-type="string">
            <text:p text:style-name="P16">Αρίθμ. Απόφασης <text:span text:style-name="T19">[DNO]</text:span>/<text:span text:style-name="T19">[DY]</text:span></text:p>
          </table:table-cell>
        </table:table-row>
      </table:table>
      <text:p text:style-name="P1"/>
      <text:p text:style-name="P3"><text:span text:style-name="T12">Θέμα</text:span>: <text:span text:style-name="T13">Χορήγηση </text:span><text:span text:style-name="T15">ειδικής</text:span><text:span text:style-name="T13"> άδειας </text:span><text:span text:style-name="T15">αιμοδοσίας</text:span></text:p>
      <text:p text:style-name="P2"/>
      <text:p text:style-name="P5">Έχοντας υπόψη </text:p>
      <text:p text:style-name="P5"/>
      <text:list xml:id="list262643206" text:style-name="L1">
        <text:list-item>
          <text:p text:style-name="P20">Τις διατάξεις των άρθρων 2, 48 και 49 του Ν.3528/07 (ΦΕΚ 26/9.2.2007 τ.Α)</text:p>
        </text:list-item>
        <text:list-item>
          <text:p text:style-name="P21">Την με αρίθμ. <text:span text:style-name="T16">Υ.Α.Φ.353.1/324/105657/Δ1/2002 - ΦΕΚ 1340/16-10-2002</text:span> Υπουργική απόφαση όπως τροποποιήθηκε με την με αριθμ. Φ.353.1/26/153324/Δ1/2014 Υπουργική απόφαση. </text:p>
        </text:list-item>
        <text:list-item>
          <text:p text:style-name="P18"><text:span text:style-name="T4">Την με αριθ</text:span>μ. <text:span text:style-name="T17">Πρωτ. </text:span>Φ.351.5/43/67822/Δ1 –<text:span text:style-name="T18"> 5-5-2014</text:span> <text:span text:style-name="T18">εγκύκλιο του Υπουργείου Παιδείας και Θρησκευμάτων.</text:span></text:p>
        </text:list-item>
        <text:list-item>
          <text:p text:style-name="P19"><text:span text:style-name="T5">Την από </text:span><text:span text:style-name="T11">[DATE_OF_REQUEST]</text:span><text:span text:style-name="T5"> και με αριθμ. </text:span><text:span text:style-name="T6">π</text:span><text:span text:style-name="T5">ρωτ. </text:span><text:span text:style-name="T11">[PROTOCOL_OF_REQUEST]</text:span><text:span text:style-name="T5"> αίτηση </text:span><text:span text:style-name="T7">[TOY]</text:span><text:span text:style-name="T5"> </text:span><text:span text:style-name="T12">[LAST_NAME_GEN] [FIRST_NAME_GEN]</text:span><text:span text:style-name="T5"> του </text:span><text:span text:style-name="T11">[FATHER_NAME_GEN]</text:span><text:span text:style-name="T5">, εκπαιδευτικού λειτουργού κλάδου </text:span><text:span text:style-name="T11">[SPECIALTY]</text:span><text:span text:style-name="T5">. <text:s/></text:span></text:p>
        </text:list-item>
      </text:list>
      <text:p text:style-name="Standard"><text:s text:c="6"/>[EXTRA_DOCUMENT_1]</text:p>
      <text:p text:style-name="Standard"><text:s text:c="6"/>[EXTRA_DOCUMENT_2]</text:p>
      <text:p text:style-name="Standard"><text:s text:c="6"/>[EXTRA_DOCUMENT_3]</text:p>
      <text:p text:style-name="Standard"><text:s text:c="6"/>[EXTRA_DOCUMENT_4]</text:p>
      <text:p text:style-name="P2"/>
      <text:p text:style-name="P4">ΑΠΟΦΑΣΙΖΟΥΜΕ</text:p>
      <text:p text:style-name="P2"/>
      <text:p text:style-name="P8"><text:span text:style-name="T5">Χορηγούμε </text:span><text:span text:style-name="T8">[STON]</text:span><text:span text:style-name="T5"> </text:span><text:span text:style-name="T12">[LAST_NAME_AIT] [FIRST_NAME_AIT]</text:span><text:span text:style-name="T5"> του </text:span><text:span text:style-name="T11">[FATHER_NAME_GEN]</text:span><text:span text:style-name="T5"> εκπαιδευτικού κλάδου </text:span><text:span text:style-name="T11">[SPECIALTY]</text:span><text:span text:style-name="T5">, </text:span><text:span text:style-name="T11">[DAYS_DURATION]</text:span><text:span text:style-name="T5"> </text:span><text:span text:style-name="T10">ειδική</text:span><text:span text:style-name="T5"> άδεια απουσίας </text:span><text:span text:style-name="T10">λόγω ΑΙΜΟΔΟΣΙΑΣ </text:span><text:span text:style-name="T5">με αποδοχές από </text:span><text:span text:style-name="T11">[STARTING_DATE]</text:span><text:span text:style-name="T5"> έως και </text:span><text:span text:style-name="T11">[ENDING_DATE]</text:span><text:span text:style-name="T5"> για τους λόγους που αναφέρονται στην αίτησή </text:span><text:span text:style-name="T8">[TOY]</text:span><text:span text:style-name="T5">. </text:span></text:p>
      <text:p text:style-name="P5"/>
      <text:p text:style-name="P5"><text:tab/></text:p>
      <table:table table:name="Πίνακας2" table:style-name="Πίνακας2">
        <table:table-column table:style-name="Πίνακας2.A"/>
        <table:table-column table:style-name="Πίνακας2.B"/>
        <table:table-row>
          <table:table-cell table:style-name="Πίνακας2.A1" office:value-type="string">
            <text:p text:style-name="P6">Αρχειοθέτηση: </text:p>
          </table:table-cell>
          <table:table-cell table:style-name="Πίνακας2.A1" office:value-type="string">
            <text:p text:style-name="P7">[MANAGER]</text:p>
          </table:table-cell>
        </table:table-row>
        <table:table-row>
          <table:table-cell table:style-name="Πίνακας2.A1" office:value-type="string">
            <text:list xml:id="list1744743398" text:style-name="L2">
              <text:list-item>
                <text:p text:style-name="P22">Στο φάκελο του/της εκπ/κού που τηρείται στη σχ. μονάδα</text:p>
              </text:list-item>
              <text:list-item>
                <text:p text:style-name="P22">Δ/νση Δ/θμιας Εκπ/σης</text:p>
              </text:list-item>
              <text:list-item>
                <text:p text:style-name="P22">Ενδιαφερόμενο/η</text:p>
              </text:list-item>
              <text:list-item>
                <text:p text:style-name="P23">Εξερχόμενα</text:p>
              </text:list-item>
              <text:list-item>
                <text:p text:style-name="P23">Καταχώρηση Myschool</text:p>
              </text:list-item>
            </text:list>
          </table:table-cell>
          <table:table-cell table:style-name="Πίνακας2.B2" office:value-type="string">
            <text:p text:style-name="P9">[MANAGER_FULL_NAME]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0mm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Ιωάννης Χαριτάκης</meta:initial-creator>
    <meta:creation-date>2017-10-03T20:23:18.461144766</meta:creation-date>
    <dc:date>2017-11-02T06:14:50.632794140</dc:date>
    <dc:creator>Ιωάννης Χαριτάκης</dc:creator>
    <meta:editing-duration>PT44M59S</meta:editing-duration>
    <meta:editing-cycles>22</meta:editing-cycles>
    <meta:generator>LibreOffice/5.3.6.1$Linux_X86_64 LibreOffice_project/30m0$Build-1</meta:generator>
    <meta:printed-by>Ιωάννης Χαριτάκης</meta:printed-by>
    <meta:print-date>2017-10-03T20:52:47.665303386</meta:print-date>
    <meta:document-statistic meta:table-count="2" meta:image-count="1" meta:object-count="0" meta:page-count="1" meta:paragraph-count="36" meta:word-count="172" meta:character-count="1502" meta:non-whitespace-character-count="1340"/>
  </office:meta>
</office:document-meta>
</file>